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8926FE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163cm, 2.751cm, 7.592cm, 2.62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35cm" svg:height="19.9cm" svg:x="0.992cm" svg:y="2.391cm">
          <draw:image xlink:href="Pictures/10000000000005E8000007E0D8926FE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3T08:49:32.858213892</dc:date>
    <meta:editing-duration>PT4M6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